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urpose</text:p>
      <text:p text:style-name="Standard"/>
      <text:p text:style-name="Standard">Web application for tracking potential opportunities for trainees in the market. This allows for easier accumulation of data and access. This will be created using a central repository and populated with potential opportunities offered by the Multivision marketing team.</text:p>
      <text:p text:style-name="Standard"/>
      <text:p text:style-name="P2">Requirements</text:p>
      <text:p text:style-name="Standard"/>
      <text:list xml:id="list4753512562645468169" text:style-name="L1">
        <text:list-item>
          <text:p text:style-name="P1">Standalone Web Application built using Spring MVC</text:p>
        </text:list-item>
        <text:list-item>
          <text:p text:style-name="P1">User security using Spring Security Framework</text:p>
        </text:list-item>
        <text:list-item>
          <text:p text:style-name="P1">Users and Requirement History displayed</text:p>
        </text:list-item>
        <text:list-item>
          <text:p text:style-name="P1">Data persisted in Oracle DB using Hibernate</text:p>
        </text:list-item>
        <text:list-item>
          <text:p text:style-name="P1">Users can CRU personal status, can CR requirements and Tech/Skills</text:p>
        </text:list-item>
        <text:list-item>
          <text:p text:style-name="P1">Supervisors can RD all requirements</text:p>
        </text:list-item>
        <text:list-item>
          <text:p text:style-name="P1">Marketers can CRUD all requirements, can CR requirements and Tech/Skills</text:p>
        </text:list-item>
        <text:list-item>
          <text:p text:style-name="P1">Tables can be sortable</text:p>
        </text:list-item>
        <text:list-item>
          <text:p text:style-name="P1">Requirement Analytics</text:p>
          <text:list>
            <text:list-item>
              <text:p text:style-name="P1">Requirement/Date Range</text:p>
            </text:list-item>
            <text:list-item>
              <text:p text:style-name="P1">Vendor Interviews/Date Range</text:p>
            </text:list-item>
            <text:list-item>
              <text:p text:style-name="P1">Client Interviews/Date Range</text:p>
            </text:list-item>
            <text:list-item>
              <text:p text:style-name="P1">Total Requirements</text:p>
            </text:list-item>
            <text:list-item>
              <text:p text:style-name="P1">Total Vendor Interviews</text:p>
            </text:list-item>
            <text:list-item>
              <text:p text:style-name="P1">Total Client Interviews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1T13:16:52.44</meta:creation-date>
    <meta:document-statistic meta:table-count="0" meta:image-count="0" meta:object-count="0" meta:page-count="1" meta:paragraph-count="18" meta:word-count="127" meta:character-count="837"/>
    <dc:date>2014-04-21T14:48:46.51</dc:date>
    <meta:editing-duration>PT31M31S</meta:editing-duration>
    <meta:editing-cycles>1</meta:editing-cycles>
    <meta:generator>OpenOffice.org/3.4.1$Win32 OpenOffice.org_project/341m1$Build-9593</meta:generator>
  </office:meta>
</office:document-meta>
</file>